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officeooo:paragraph-rsid="00170947"/>
    </style:style>
    <style:style style:name="P6" style:family="paragraph" style:parent-style-name="Standard" style:list-style-name="L3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70947" officeooo:paragraph-rsid="00170947"/>
    </style:style>
    <style:style style:name="P8" style:family="paragraph" style:parent-style-name="Standard">
      <style:text-properties fo:font-size="7pt" fo:font-style="italic" officeooo:rsid="00170947" officeooo:paragraph-rsid="00170947" style:font-size-asian="7pt" style:font-style-asian="italic" style:font-size-complex="7pt" style:font-style-complex="italic"/>
    </style:style>
    <style:style style:name="T1" style:family="text">
      <style:text-properties officeooo:rsid="0017094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170947" style:font-size-asian="7pt" style:font-size-complex="7pt"/>
    </style:style>
    <style:style style:name="T5" style:family="text">
      <style:text-properties fo:font-size="7pt" fo:font-weight="bold" officeooo:rsid="00170947" style:font-size-asian="7pt" style:font-weight-asian="bold" style:font-size-complex="7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6">Projeto Kernel</text:span> <text:span text:style-name="T3">– </text:span><text:span text:style-name="T4">Open Source Project.</text:span> <text:span text:style-name="T5">(Documentação do projeto)</text:span></text:p>
      <text:p text:style-name="P8">por Matheus Ferreira Santos.</text:p>
      <text:p text:style-name="Standard"/>
      <text:p text:style-name="Standard"/>
      <text:list xml:id="list1943188812" text:style-name="L1">
        <text:list-item>
          <text:p text:style-name="P1">Core</text:p>
        </text:list-item>
      </text:list>
      <text:p text:style-name="Standard"/>
      <text:p text:style-name="Standard">O projeto Kernel consiste em uma rede social, aberta para todos, e sem publico especifico, nela será possível realizar publicações e interagir nelas através de:</text:p>
      <text:p text:style-name="Standard"/>
      <text:p text:style-name="Standard">- Comentários;</text:p>
      <text:p text:style-name="Standard">- Likes;</text:p>
      <text:p text:style-name="Standard">- <text:span text:style-name="T1">Repos</text:span>t<text:span text:style-name="T1">s</text:span>;</text:p>
      <text:p text:style-name="Standard">- e mais.</text:p>
      <text:p text:style-name="Standard"/>
      <text:p text:style-name="Standard"/>
      <text:list xml:id="list1353271725" text:style-name="L2">
        <text:list-item>
          <text:p text:style-name="P2">Regras de Negócio</text:p>
        </text:list-item>
      </text:list>
      <text:p text:style-name="Standard"/>
      <text:p text:style-name="Standard">No Kernel, existe um sistema ranqueamento onde é possível visualizar as pessoas que são mais ativas até então, o sistema de ranqueamento funciona assim:</text:p>
      <text:p text:style-name="Standard"/>
      <text:p text:style-name="Standard">- Ao criar uma conta nova, o usuário inicia com 10 pontos bases;</text:p>
      <text:p text:style-name="Standard">- Ao realizar um publicação, o usuário dono dela ganha 5 pontos;</text:p>
      <text:p text:style-name="Standard">- Ao comentar em uma publicação (QUE NÃO É DE SUA AUTORIA), o usuário autor do comentário ganha 3 pontos;</text:p>
      <text:p text:style-name="Standard">- Ao repostar uma publicação, o usuário ganha 2 pontos e o dono do post ganha 1 ponto (sujeito a alteração).</text:p>
      <text:p text:style-name="Standard"/>
      <text:p text:style-name="Standard">&gt; OBS.: A única forma de perder ponto é tendo <text:span text:style-name="T1">um</text:span> comentário/<text:span text:style-name="T1">publicação</text:span> deletad<text:span text:style-name="T1">o</text:span> por um administrador ou excluindo o comentário/<text:span text:style-name="T1">publicação</text:span> que criou, ou o repost que fez.</text:p>
      <text:p text:style-name="Standard"/>
      <text:p text:style-name="Standard"/>
      <text:p text:style-name="Standard">Referente ao usuário, existem 2 níveis de usuário, nível Administrador e o nível Comum, a grande diferença entre eles é:</text:p>
      <text:p text:style-name="Standard"/>
      <text:p text:style-name="Standard">- O nivel administrador tem a possibilidade de excluir qualquer publicação/comentário de qualquer outro usuário, já os usuários comuns só poderão excluir seu proprio comentário.</text:p>
      <text:p text:style-name="Standard"/>
      <text:p text:style-name="Standard">&gt; OBS.: Somente administradores podem transformar usuários comuns em administradores.</text:p>
      <text:p text:style-name="P5"/>
      <text:p text:style-name="P5"/>
      <text:p text:style-name="Standard">Referente as publicações, cada publicação deverá ter, OBRIGATORIAMENTE, uma categoria, as categorias bases existentes são:</text:p>
      <text:p text:style-name="Standard"/>
      <text:p text:style-name="Standard">- Filmes/Séries;</text:p>
      <text:p text:style-name="Standard">- Esportes;</text:p>
      <text:p text:style-name="Standard">- E-Sport e Games;</text:p>
      <text:p text:style-name="Standard">- Lifestyle;</text:p>
      <text:p text:style-name="Standard">- Noticias;</text:p>
      <text:p text:style-name="Standard">- Tecnologia;</text:p>
      <text:p text:style-name="Standard">- Moda;</text:p>
      <text:p text:style-name="Standard"/>
      <text:p text:style-name="Standard"><text:soft-page-break/>Podendo agrupar várias dessas categorias em sua publicação, deixando assim mais dinamico quando os usuários forem pesquisar as publicações que contém uma determinada categoria.</text:p>
      <text:p text:style-name="Standard"/>
      <text:p text:style-name="Standard">&gt; OBS.: Somente Administradores podem criar categorias, usuários podem solicitar que categorias sejam criadas, e administradores podem aprovar essas categorias ou não.</text:p>
      <text:p text:style-name="Standard"/>
      <text:p text:style-name="Standard">(A rede funciona de forma SEMELHANTE ao TabNews do Felippe Dechamps, porém, não só focado na bolha DEV e com mais funcionalidades)</text:p>
      <text:p text:style-name="Standard"/>
      <text:p text:style-name="Standard"/>
      <text:list xml:id="list671619441" text:style-name="L3">
        <text:list-item>
          <text:p text:style-name="P6">Informações Técnicas:</text:p>
        </text:list-item>
      </text:list>
      <text:p text:style-name="Standard"/>
      <text:p text:style-name="Standard">Para esse projeto será utilizado como linguagem base, para o back-end, Java e JavaScript, para o front-end. Tendo isso como base, utilizaremos:</text:p>
      <text:p text:style-name="Standard"/>
      <text:p text:style-name="Standard">&gt;&gt;&gt;&gt; BACK-END:</text:p>
      <text:p text:style-name="Standard">- Spring (Back-end);</text:p>
      <text:p text:style-name="Standard">- Mockito e JUnit (para testes do lado back-end);</text:p>
      <text:p text:style-name="Standard">- OpenFeign e RabbitMQ (para comunicação SINCRONA e Assincrona dos microsserviços);</text:p>
      <text:p text:style-name="Standard">- Docker (para conteinerização do back-end);</text:p>
      <text:p text:style-name="Standard">- Swagger (Documentação da API);</text:p>
      <text:p text:style-name="Standard"/>
      <text:p text:style-name="Standard">OBS.: sujeito a adição de novas stacks ao longo do projeto.</text:p>
      <text:p text:style-name="Standard"/>
      <text:p text:style-name="Standard"/>
      <text:p text:style-name="Standard">&gt;&gt;&gt;&gt; FRONT-END:</text:p>
      <text:p text:style-name="Standard">- React (Front-end);</text:p>
      <text:p text:style-name="Standard">- TailwindCSS (e CSS puro caso se faça necessário fazer algo mais especifico);</text:p>
      <text:p text:style-name="Standard">- Figma (ou qualquer outro software de design GRATUITO para fazer as interfaces);</text:p>
      <text:p text:style-name="Standard"/>
      <text:p text:style-name="Standard">OBS.: sujeito a adição de novas stacks ao longo do projeto.</text:p>
      <text:p text:style-name="Standard"/>
      <text:p text:style-name="Standard"/>
      <text:p text:style-name="Standard">&gt;&gt;&gt;&gt; INFRAESTRUTURA:</text:p>
      <text:p text:style-name="Standard">- Arquitetura baseada em Microsserviços;</text:p>
      <text:p text:style-name="Standard">- Banco de Dados Relacional (A possibilidades de utilização de NoSQL, mas não a primeiro momento);</text:p>
      <text:p text:style-name="Standard">- Git/GitHub (com convenções de commits seguindo as boas práticas de desenvolvimento de software, no grupo do whatsapp tem 2 links sobre isso, que irão servir como base para o andamento do projeto);</text:p>
      <text:p text:style-name="Standard">- Jira (para agrupar as Tasks de cada Sprint);</text:p>
      <text:p text:style-name="Standard"/>
      <text:p text:style-name="Standard">OBS.: sujeito a adição de novas stacks ao longo do projeto.</text:p>
      <text:p text:style-name="Standard"/>
      <text:p text:style-name="Standard"/>
      <text:list xml:id="list3927532096" text:style-name="L4">
        <text:list-item>
          <text:p text:style-name="P3">Inicio das atividades:</text:p>
        </text:list-item>
      </text:list>
      <text:p text:style-name="Standard"/>
      <text:p text:style-name="Standard">Seria algo útil começar as atividades Segunda-Feira (01 de agosto de 2023), por mais que questões de arquitetura do back-end já estão sendo resolvidas e solucionadas e, obviamente, estão sendo subidas no GitHub.</text:p>
      <text:p text:style-name="Standard"/>
      <text:p text:style-name="Standard"/>
      <text:p text:style-name="Standard"><text:soft-page-break/></text:p>
      <text:p text:style-name="Standard"/>
      <text:list xml:id="list3612221875" text:style-name="L5">
        <text:list-item>
          <text:p text:style-name="P4">Mais sobre organização e desenvolvimento dos participantes:</text:p>
        </text:list-item>
      </text:list>
      <text:p text:style-name="Standard"/>
      <text:p text:style-name="Standard">Esse projeto tem como principal meta ajudar a TODOS os envolvidos a terem um contato direto com tecnologias de mercado e, obviamente, um projeto Open Source Real, em um time colaborativo, e que deverá sempre se ajudar quando surgir a necessidade, e caso for preciso, realizar:</text:p>
      <text:p text:style-name="Standard"/>
      <text:p text:style-name="Standard">- Code review;</text:p>
      <text:p text:style-name="Standard">- Reuniões para debater ideias (não necessariamente calls);</text:p>
      <text:p text:style-name="Standard">- e mais.</text:p>
      <text:p text:style-name="Standard"/>
      <text:p text:style-name="Standard">A ideia é conseguir evoluir gradativamente como programador, para conseguir fazer códigos mais limpos, sustentáveis e legíveis para quem for ler, e obviamente, se destacar no meio dos demais júniores.</text:p>
      <text:p text:style-name="Standard"/>
      <text:p text:style-name="Standard"/>
      <text:p text:style-name="Standard"/>
      <text:p text:style-name="Standard"/>
      <text:p text:style-name="Standard"/>
      <text:p text:style-name="P7">É isso guys tamo junto demais, e a todos os envolvidos let’s go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4:55:06.505022472</meta:creation-date>
    <dc:date>2023-07-25T15:02:11.322735916</dc:date>
    <meta:editing-duration>PT7M9S</meta:editing-duration>
    <meta:editing-cycles>1</meta:editing-cycles>
    <meta:document-statistic meta:table-count="0" meta:image-count="0" meta:object-count="0" meta:page-count="3" meta:paragraph-count="58" meta:word-count="661" meta:character-count="4138" meta:non-whitespace-character-count="3539"/>
    <meta:generator>LibreOffice/7.3.7.2$Linux_X86_64 LibreOffice_project/30$Build-2</meta:generator>
  </office:meta>
</office:document-meta>
</file>